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1" svg:font-family="'Courier New'"/>
    <style:font-face style:font-family-generic="swiss" style:name="DejaVu Sans" svg:font-family="'DejaVu Sans'"/>
    <style:font-face style:font-family-generic="modern" style:font-pitch="fixed" style:name="Courier New" svg:font-family="'Courier New'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2">
      <style:table-properties style:width="15.997cm" style:writing-mode="lr-tb" table:align="margins"/>
    </style:style>
    <style:style style:family="table-column" style:name="Tableau2.A">
      <style:table-column-properties style:column-width="15.997cm" style:rel-column-width="65535*"/>
    </style:style>
    <style:style style:family="table-cell" style:name="Tableau2.A1">
      <style:table-cell-properties fo:background-color="#e6e6e6" fo:border="0.05pt solid #000000" fo:padding="0.097cm">
        <style:background-image/>
      </style:table-cell-properties>
    </style:style>
    <style:style style:family="table" style:name="Tableau4">
      <style:table-properties style:width="9.999cm" style:writing-mode="lr-tb" table:align="center"/>
    </style:style>
    <style:style style:family="table-column" style:name="Tableau4.A">
      <style:table-column-properties style:column-width="9.999cm"/>
    </style:style>
    <style:style style:family="table-cell" style:name="Tableau4.A1">
      <style:table-cell-properties fo:background-color="transparent" fo:border="0.05pt solid #000000" fo:padding="0.097cm">
        <style:background-image/>
      </style:table-cell-properties>
    </style:style>
    <style:style style:family="paragraph" style:name="P1" style:parent-style-name="Footer">
      <style:paragraph-properties fo:border-bottom="none" fo:border-left="none" fo:border-right="none" fo:border-top="0.51pt solid #808080" fo:padding-bottom="0cm" fo:padding-left="0cm" fo:padding-right="0cm" fo:padding-top="0.035cm"/>
      <style:text-properties fo:country="US" fo:font-size="6pt" fo:font-weight="bold" fo:language="en" style:font-size-asian="5.25pt" style:font-size-complex="6pt" style:font-weight-asian="bold"/>
    </style:style>
    <style:style style:family="paragraph" style:name="P2" style:parent-style-name="Footer">
      <style:paragraph-properties style:snap-to-layout-grid="false"/>
    </style:style>
    <style:style style:family="paragraph" style:name="P3" style:parent-style-name="Footer">
      <style:paragraph-properties fo:text-align="center" style:justify-single-word="false" style:snap-to-layout-grid="false"/>
      <style:text-properties fo:country="none" fo:language="zxx"/>
    </style:style>
    <style:style style:family="paragraph" style:name="P4" style:parent-style-name="Footer">
      <style:paragraph-properties fo:text-align="end" style:justify-single-word="false" style:snap-to-layout-grid="false"/>
    </style:style>
    <style:style style:family="paragraph" style:name="P5" style:parent-style-name="Footer">
      <style:text-properties fo:country="BE" fo:language="fr"/>
    </style:style>
    <style:style style:family="paragraph" style:name="P6" style:parent-style-name="Standard">
      <style:text-properties style:use-window-font-color="true"/>
    </style:style>
    <style:style style:family="paragraph" style:name="P7" style:parent-style-name="Standard">
      <style:text-properties fo:font-style="normal" style:font-style-asian="normal" style:font-style-complex="normal" style:use-window-font-color="true"/>
    </style:style>
    <style:style style:family="paragraph" style:name="P8" style:parent-style-name="Standard">
      <style:text-properties fo:font-style="normal" style:font-style-asian="normal" style:font-style-complex="normal" style:text-underline-color="font-color" style:text-underline-style="solid" style:text-underline-width="auto" style:use-window-font-color="true"/>
    </style:style>
    <style:style style:family="paragraph" style:name="P9" style:parent-style-name="Standard">
      <style:text-properties fo:font-style="italic" style:font-style-asian="italic" style:font-style-complex="italic" style:use-window-font-color="true"/>
    </style:style>
    <style:style style:family="paragraph" style:name="P10" style:parent-style-name="Standard">
      <style:paragraph-properties fo:text-align="center" style:justify-single-word="false"/>
      <style:text-properties fo:font-size="14pt" fo:font-style="normal" style:font-size-asian="14pt" style:font-size-complex="14pt" style:font-style-asian="normal" style:font-style-complex="normal" style:use-window-font-color="true"/>
    </style:style>
    <style:style style:family="paragraph" style:name="P11" style:parent-style-name="Standard">
      <style:text-properties fo:font-weight="normal" style:font-weight-asian="normal" style:font-weight-complex="normal" style:text-underline-style="none" style:use-window-font-color="true"/>
    </style:style>
    <style:style style:family="paragraph" style:name="P12" style:parent-style-name="Standard">
      <style:text-properties fo:font-size="6pt" style:font-size-asian="5.25pt" style:font-size-complex="6pt" style:use-window-font-color="true"/>
    </style:style>
    <style:style style:family="paragraph" style:name="P13" style:parent-style-name="Standard">
      <style:text-properties fo:font-weight="normal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14" style:parent-style-name="Standard">
      <style:text-properties fo:font-weight="bold" officeooo:paragraph-rsid="00146ad3" style:font-weight-asian="bold" style:font-weight-complex="bold" style:text-underline-color="font-color" style:text-underline-style="solid" style:text-underline-width="auto" style:use-window-font-color="true"/>
    </style:style>
    <style:style style:family="paragraph" style:name="P15" style:parent-style-name="Standard">
      <style:text-properties officeooo:paragraph-rsid="00146ad3" style:use-window-font-color="true"/>
    </style:style>
    <style:style style:family="paragraph" style:name="P16" style:parent-style-name="Standard">
      <style:text-properties fo:country="BE" fo:font-size="11pt" fo:font-weight="bold" fo:language="fr" officeooo:paragraph-rsid="00146ad3" style:font-size-asian="9.60000038146973pt" style:font-size-complex="11pt" style:font-weight-asian="bold" style:font-weight-complex="bold" style:use-window-font-color="true"/>
    </style:style>
    <style:style style:family="paragraph" style:name="P17" style:parent-style-name="Standard">
      <style:text-properties fo:country="BE" fo:font-weight="bold" fo:language="fr" style:font-weight-asian="bold" style:font-weight-complex="bold"/>
    </style:style>
    <style:style style:family="paragraph" style:name="P18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family="paragraph" style:name="P19" style:parent-style-name="Table_20_Contents">
      <style:paragraph-properties fo:text-align="center" style:justify-single-word="false"/>
      <style:text-properties fo:color="#000000" fo:font-size="14pt" fo:font-weight="bold" style:font-size-asian="14pt" style:font-size-complex="14pt" style:font-weight-asian="bold" style:font-weight-complex="bold"/>
    </style:style>
    <style:style style:family="paragraph" style:name="P20" style:parent-style-name="Text_20_body">
      <style:paragraph-properties fo:text-align="center" style:justify-single-word="false"/>
    </style:style>
    <style:style style:family="paragraph" style:name="P21" style:parent-style-name="pmAdvices">
      <style:text-properties officeooo:paragraph-rsid="00146ad3"/>
    </style:style>
    <style:style style:family="paragraph" style:name="P22" style:parent-style-name="Ttire_5f_bordures_5f_haut_5f_bas">
      <style:paragraph-properties fo:border-bottom="0.06pt solid #000000" fo:border-left="none" fo:border-right="none" fo:border-top="0.06pt solid #000000" fo:padding-bottom="0.101cm" fo:padding-left="0cm" fo:padding-right="0cm" fo:padding-top="0.101cm"/>
      <style:text-properties fo:font-size="12pt" officeooo:paragraph-rsid="00127068" style:font-size-asian="12pt" style:font-size-complex="12pt"/>
    </style:style>
    <style:style style:family="paragraph" style:name="P23" style:parent-style-name="Ttire_5f_bordures_5f_haut_5f_bas">
      <style:paragraph-properties fo:border-bottom="0.06pt solid #000000" fo:border-left="none" fo:border-right="none" fo:border-top="0.06pt solid #000000" fo:padding-bottom="0.101cm" fo:padding-left="0cm" fo:padding-right="0cm" fo:padding-top="0.101cm"/>
      <style:text-properties fo:font-size="10pt" officeooo:paragraph-rsid="00152617" style:font-size-asian="10pt" style:font-size-complex="10pt"/>
    </style:style>
    <style:style style:family="paragraph" style:name="P24" style:parent-style-name="SubTitle">
      <style:text-properties officeooo:paragraph-rsid="00146ad3" style:use-window-font-color="true"/>
    </style:style>
    <style:style style:family="paragraph" style:master-page-name="Standard" style:name="P25" style:parent-style-name="Text_20_body">
      <style:paragraph-properties style:page-number="auto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color="#808080" style:text-underline-style="none"/>
    </style:style>
    <style:style style:family="text" style:name="T2">
      <style:text-properties fo:country="US" fo:language="en"/>
    </style:style>
    <style:style style:family="text" style:name="T3">
      <style:text-properties fo:country="BE" fo:language="fr"/>
    </style:style>
    <style:style style:family="text" style:name="T4">
      <style:text-properties fo:font-size="10pt" style:font-size-asian="10pt" style:font-size-complex="10pt"/>
    </style:style>
    <style:style style:family="text" style:name="T5">
      <style:text-properties officeooo:rsid="001499af"/>
    </style:style>
    <style:style style:family="text" style:name="T6">
      <style:text-properties officeooo:rsid="001623a7"/>
    </style:style>
    <style:style style:family="text" style:name="T7">
      <style:text-properties officeooo:rsid="0017d7cf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9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office:value-type="string" table:style-name="Tableau4.A1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 if self.get_assembly()</text:p><text:p>from xhtml(view.print_assembly())</text:p></office:annotation><text:span text:style-name="T6">Assemblée</text:span></text:p>
      <text:p text:style-name="P7"><office:annotation><dc:creator>Auteur inconnu</dc:creator><dc:date>2019-02-15T15:35:08</dc:date><text:p text:style-name="P26"><text:span text:style-name="T10">do text if self.get_attendees()</text:span></text:p><text:p text:style-name="P26"><text:span text:style-name="T10">from xhtml(view.print_attendees())</text:span></text:p></office:annotation><text:span text:style-name="T7">Attendees</text:span></text:p>
      <text:p text:style-name="P10"><text:line-break/>ORDRE DU JOUR</text:p>
      <text:p text:style-name="P9"/>
      <text:section text:name="Item" text:style-name="Sect1">
        <text:p text:style-name="P22"><text:span text:style-name="T4"><office:annotation><dc:date>2007-09-24T00:00:00</dc:date><text:p>do section- for item in self.get_items(uids=uids, list_types=['normal'], ordered=True)</text:p></office:annotation></text:span><text:span text:style-name="T4"><text:text-input text:description="">item.getItemNumber(relativeTo='meeting', for_display=True)</text:text-input></text:span><text:span text:style-name="T4">. </text:span><text:span text:style-name="T4"><text:text-input text:description="">item.Title()</text:text-input></text:span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26"><text:span text:style-name="T9">do text</text:span></text:p><text:p text:style-name="P26"><text:span text:style-name="T9">from xhtml(view.print_advices_infos(item))</text:span></text:p></office:annotation>Avis</text:p>
        <text:p text:style-name="P11"/>
        <text:p text:style-name="P13">Projet de délibération :</text:p>
        <text:p text:style-name="P6"><office:annotation><dc:date>2007-09-24T00:00:00</dc:date><text:p text:style-name="P26"><text:span text:style-name="T8">do text</text:span></text:p><text:p text:style-name="P26"><text:span text:style-name="T8">from xhtml(view.printXhtml(item, (item.getMotivation(), '&lt;p&gt;&lt;strong&gt;DECIDE:&lt;/strong&gt;&lt;/p&gt;', item.getDecision())))</text:span></text:p></office:annotation>Projet de décision</text:p>
      </text:section>
      <text:section text:name="LateItems" text:style-name="Sect1">
        <text:p text:style-name="P12"/>
        <text:p text:style-name="P24"><office:annotation><dc:date>2007-10-31T00:00:00</dc:date><text:p>do section- if self.get_items(uids=uids, list_types=['late'], ordered=True)</text:p></office:annotation>Points adjoints à la séanc<text:span text:style-name="T5">e</text:span></text:p>
        <text:section text:name="Section1" text:style-name="Sect1">
          <text:p text:style-name="P23"><office:annotation><dc:date>2007-09-24T00:00:00</dc:date><text:p>do section- for item in self.get_items(uids=uids, list_types=['late'], ordered=True)</text:p></office:annotation><text:text-input text:description="">item.getItemNumber(relativeTo='meeting', for_display=True)</text:text-input>. <text:text-input text:description="">item.Title()</text:text-input></text:p>
          <text:p text:style-name="P15"><office:annotation><dc:date>2007-10-31T00:00:00</dc:date><text:p>do text</text:p><text:p>from xhtml(view.printXhtml(item, item.Description()))</text:p></office:annotation>Description</text:p>
          <text:p text:style-name="P15"/>
          <text:p text:style-name="P21"><office:annotation><dc:creator>Gauthier Bastien</dc:creator><dc:date>2011-05-03T15:59:51</dc:date><text:p text:style-name="P26"><text:span text:style-name="T9">do text</text:span></text:p><text:p text:style-name="P26"><text:span text:style-name="T9">from xhtml(view.print_advices_infos(item))</text:span></text:p></office:annotation>Avis</text:p>
          <text:p text:style-name="P15"/>
          <text:p text:style-name="P14">Projet de délibération :</text:p>
          <text:p text:style-name="P15"><office:annotation><dc:date>2007-09-24T00:00:00</dc:date><text:p text:style-name="P26"><text:span text:style-name="T8">do text</text:span></text:p><text:p text:style-name="P26"><text:span text:style-name="T8">from xhtml(view.printXhtml(item, (item.getMotivation(), '&lt;p&gt;&lt;strong&gt;DECIDE:&lt;/strong&gt;&lt;/p&gt;', item.getDecision())))</text:span></text:p></office:annotation>Projet de décision</text:p>
          <text:p text:style-name="P16"/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30</meta:editing-cycles>
    <meta:editing-duration>PT20M18S</meta:editing-duration>
    <meta:initial-creator>Gauthier Bastien</meta:initial-creator>
    <dc:date>2021-01-19T17:44:30.014643812</dc:date>
    <meta:document-statistic meta:table-count="3" meta:image-count="0" meta:object-count="0" meta:page-count="1" meta:paragraph-count="18" meta:word-count="59" meta:character-count="405" meta:non-whitespace-character-count="377"/>
    <meta:user-defined meta:name="Info 1"/>
    <meta:user-defined meta:name="Info 2"/>
    <meta:user-defined meta:name="Info 3"/>
    <meta:user-defined meta:name="Info 4"/>
  </office:meta>
</office:document-meta>
</file>